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71.88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99pt groove #000000" fo:background-color="#f58220" style:text-align-source="fix" style:repeat-content="false" fo:border-left="0.99pt groove #000000" fo:border-right="none" fo:border-top="0.99pt groove #000000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99pt groove #00a65d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f413d" style:text-align-source="fix" style:repeat-content="false" fo:border-left="0.99pt groove #00a65d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99pt groove #00a65d" fo:background-color="#ef413d" style:text-align-source="fix" style:repeat-content="false" fo:border-left="0.99pt groove #00a65d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order-bottom="0.99pt groove #000000" fo:background-color="#f58220" style:text-align-source="fix" style:repeat-content="false" fo:border-left="none" fo:border-right="none" fo:border-top="0.99pt groove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>
      <style:table-cell-properties fo:border-bottom="0.99pt groove #00a65d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0.99pt groove #000000" fo:background-color="#f58220" style:text-align-source="fix" style:repeat-content="false" fo:border-left="none" fo:border-right="0.99pt groove #000000" fo:border-top="0.99pt groove #000000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ed1c24" style:text-align-source="fix" style:repeat-content="false" fo:border-left="none" fo:border-right="0.99pt groove #00a65d" fo:border-top="none"/>
      <style:paragraph-properties fo:text-align="center" fo:margin-left="0mm"/>
    </style:style>
    <style:style style:name="ce14" style:family="table-cell" style:parent-style-name="Default">
      <style:table-cell-properties fo:border-bottom="0.99pt groove #00a65d" fo:background-color="#ed1c24" style:text-align-source="fix" style:repeat-content="false" fo:border-left="none" fo:border-right="0.99pt groove #00a65d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fo:background-color="#f3715a" fo:border-left="0.06pt solid #000000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fff450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579835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f3715a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f450" fo:border-left="none" fo:border-right="0.06pt solid #000000" fo:border-top="0.06pt solid #000000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579835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row table:style-name="ro1">
          <table:table-cell/>
          <table:table-cell table:style-name="ce1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21"/>
          <table:table-cell/>
        </table:table-row>
        <table:table-row table:style-name="ro1">
          <table:table-cell/>
          <table:table-cell table:style-name="ce4" office:value-type="string" calcext:value-type="string">
            <text:p>Material</text:p>
          </table:table-cell>
          <table:table-cell table:style-name="ce9" office:value-type="string" calcext:value-type="string">
            <text:p>Cantidad</text:p>
          </table:table-cell>
          <table:table-cell table:style-name="ce9" office:value-type="string" calcext:value-type="string">
            <text:p>Precio Unitario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Link</text:p>
          </table:table-cell>
          <table:table-cell table:style-name="ce12" office:value-type="string" calcext:value-type="string">
            <text:p>Estado</text:p>
          </table:table-cell>
          <table:table-cell table:style-name="ce1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Soporte SK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formula="of:=[.D4]*[.C4]" office:value-type="float" office:value="320" calcext:value-type="float">
            <text:p>320</text:p>
          </table:table-cell>
          <table:table-cell office:value-type="string" calcext:value-type="string">
            <text:p><text:a xlink:href="https://articulo.mercadolibre.com.ar/MLA-675866374-soporte-sk8-varilla-8mm-agarre-barra-cnc-impresora-3d-_JM#position=1&amp;type=item&amp;tracking_id=56a8bd57-78d8-434f-a690-d31ffe8a8b26" xlink:type="simple">Mercadolibre</text:a></text:p>
          </table:table-cell>
          <table:table-cell table:style-name="ce13" office:value-type="string" calcext:value-type="string">
            <text:p>No</text:p>
          </table:table-cell>
          <table:table-cell table:style-name="ce1"/>
          <table:table-cell table:style-name="ce15" office:value-type="string" calcext:value-type="string">
            <text:p>Presupuesto </text:p>
          </table:table-cell>
          <table:table-cell table:style-name="ce18"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Perfil Alumino 20x2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D5]*[.C5]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articulo.mercadolibre.com.ar/MLA-742726273-perfil-aluminio-tipo-bosch-2020-1-metro-impresora-3d-cnc-_JM?quantity=1#position=1&amp;type=item&amp;tracking_id=2d9f54a5-21a4-4808-95f9-66324ae2b448" xlink:type="simple">Mercadolibre</text:a></text:p>
          </table:table-cell>
          <table:table-cell table:style-name="ce13" office:value-type="string" calcext:value-type="string">
            <text:p>No</text:p>
          </table:table-cell>
          <table:table-cell table:style-name="ce1"/>
          <table:table-cell table:style-name="ce16" office:value-type="string" calcext:value-type="string">
            <text:p>Total</text:p>
          </table:table-cell>
          <table:table-cell table:style-name="ce19" table:formula="of:=SUM([.E4:.E19])" office:value-type="float" office:value="14415" calcext:value-type="float">
            <text:p>14415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Motores Nema 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table:formula="of:=[.D6]*[.C6]" office:value-type="float" office:value="7500" calcext:value-type="float">
            <text:p>7500</text:p>
          </table:table-cell>
          <table:table-cell office:value-type="string" calcext:value-type="string">
            <text:p><text:a xlink:href="https://articulo.mercadolibre.com.ar/MLA-669084626-kit-5-motor-nema-17-alto-torque-18-impr-3d-pap-44-cables-_JM?quantity=1" xlink:type="simple">Mercadolibre</text:a></text:p>
          </table:table-cell>
          <table:table-cell table:style-name="ce13" office:value-type="string" calcext:value-type="string">
            <text:p>No</text:p>
          </table:table-cell>
          <table:table-cell table:style-name="ce1"/>
          <table:table-cell table:style-name="ce17" office:value-type="string" calcext:value-type="string">
            <text:p>Restante</text:p>
          </table:table-cell>
          <table:table-cell table:style-name="ce20" table:formula="of:=[.J4]-[.J5]" office:value-type="float" office:value="5585" calcext:value-type="float">
            <text:p>5585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Hote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table:formula="of:=[.D7]*[.C7]" office:value-type="float" office:value="1100" calcext:value-type="float">
            <text:p>1100</text:p>
          </table:table-cell>
          <table:table-cell office:value-type="string" calcext:value-type="string">
            <text:p><text:a xlink:href="https://articulo.mercadolibre.com.ar/MLA-785762190-hotend-impresora-3d-extrusor-e3d-ptfe-v6-completo-04-mm-_JM?searchVariation=36815710391&amp;quantity=1&amp;variation=36815710391#searchVariation=36815710391&amp;position=1&amp;type=item&amp;tracking_id=60a54ac8-d107-4492-884b-6912e003895f" xlink:type="simple">Mercadolibre</text:a></text:p>
          </table:table-cell>
          <table:table-cell table:style-name="ce13" office:value-type="string" calcext:value-type="string">
            <text:p>No</text:p>
          </table:table-cell>
          <table:table-cell table:style-name="ce1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Extrusor MK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63" calcext:value-type="float">
            <text:p>1263</text:p>
          </table:table-cell>
          <table:table-cell table:style-name="ce1" table:formula="of:=[.D8]*[.C8]" office:value-type="float" office:value="1263" calcext:value-type="float">
            <text:p>1263</text:p>
          </table:table-cell>
          <table:table-cell office:value-type="string" calcext:value-type="string">
            <text:p><text:a xlink:href="https://articulo.mercadolibre.com.ar/MLA-712839899-kit-extrusor-mk8-aluminio-impresora-3d-175mm-izquierdo-_JM?quantity=1#position=3&amp;type=item&amp;tracking_id=0da4859a-4e01-4043-b682-7213889737b4" xlink:type="simple">Mercadolibre</text:a></text:p>
          </table:table-cell>
          <table:table-cell table:style-name="ce13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Rodamiento Line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formula="of:=[.D9]*[.C9]" office:value-type="float" office:value="140" calcext:value-type="float">
            <text:p>140</text:p>
          </table:table-cell>
          <table:table-cell office:value-type="string" calcext:value-type="string">
            <text:p><text:a xlink:href="https://articulo.mercadolibre.com.ar/MLA-645725308-rodamiento-608zz-impresora-3d-prusa-i3-cnc-_JM?quantity=1" xlink:type="simple">Mercadolibre</text:a></text:p>
          </table:table-cell>
          <table:table-cell table:style-name="ce13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Varilla Roscada por metr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D10]*[.C10]" office:value-type="float" office:value="100" calcext:value-type="float">
            <text:p>100</text:p>
          </table:table-cell>
          <table:table-cell office:value-type="string" calcext:value-type="string">
            <text:p><text:a xlink:href="https://articulo.mercadolibre.com.ar/MLA-627545326-varilla-roscada-8mm-galvanizada-x-1-metro-de-largo-x-3-unid-_JM?quantity=1#position=1&amp;type=item&amp;tracking_id=5b40e748-0e05-4136-9ce3-f71cd355b0c2" xlink:type="simple">Mercadolibre</text:a></text:p>
          </table:table-cell>
          <table:table-cell table:style-name="ce13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Escuadra Aluminio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5" calcext:value-type="float">
            <text:p>135</text:p>
          </table:table-cell>
          <table:table-cell table:style-name="ce1" table:formula="of:=[.D11]*[.C11]" office:value-type="float" office:value="1080" calcext:value-type="float">
            <text:p>1080</text:p>
          </table:table-cell>
          <table:table-cell office:value-type="string" calcext:value-type="string">
            <text:p><text:a xlink:href="https://articulo.mercadolibre.com.ar/MLA-821680491-kit-escuadra-angulo-perfil-aluminio-bosch-2020-impresora-3d-_JM?quantity=1" xlink:type="simple">Mercadolibre</text:a></text:p>
          </table:table-cell>
          <table:table-cell table:style-name="ce13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Polea gt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" calcext:value-type="float">
            <text:p>130</text:p>
          </table:table-cell>
          <table:table-cell table:style-name="ce1" table:formula="of:=[.D12]*[.C12]" office:value-type="float" office:value="260" calcext:value-type="float">
            <text:p>260</text:p>
          </table:table-cell>
          <table:table-cell office:value-type="string" calcext:value-type="string">
            <text:p><text:a xlink:href="https://articulo.mercadolibre.com.ar/MLA-670442392-polea-gt2-20-dientes-impresora-3d-cnc-_JM?quantity=1" xlink:type="simple">Mercadolibre</text:a></text:p>
          </table:table-cell>
          <table:table-cell table:style-name="ce13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Rodamiento Lineal Scs8uu SOPORTE x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2" calcext:value-type="float">
            <text:p>192</text:p>
          </table:table-cell>
          <table:table-cell table:style-name="ce1" table:formula="of:=[.D13]*[.C13]" office:value-type="float" office:value="192" calcext:value-type="float">
            <text:p>192</text:p>
          </table:table-cell>
          <table:table-cell office:value-type="string" calcext:value-type="string">
            <text:p><text:a xlink:href="https://articulo.mercadolibre.com.ar/MLA-810861389-soporte-lm8uu-simil-sc8uu-4-uni-_JM?quantity=1#position=6&amp;type=item&amp;tracking_id=9ac48710-2b16-4e9a-8a3f-a168395f1fc0" xlink:type="simple">Mercadolibre</text:a></text:p>
          </table:table-cell>
          <table:table-cell table:style-name="ce13"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Rodamiento Lineal Lm8uu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6" calcext:value-type="float">
            <text:p>146</text:p>
          </table:table-cell>
          <table:table-cell table:style-name="ce1" table:formula="of:=[.D14]*[.C14]" office:value-type="float" office:value="876" calcext:value-type="float">
            <text:p>876</text:p>
          </table:table-cell>
          <table:table-cell office:value-type="string" calcext:value-type="string">
            <text:p><text:a xlink:href="https://articulo.mercadolibre.com.ar/MLA-711402327-rulemanes-rodamiento-lineal-lm8-lm8uu-ideal-cnc-lm-prusa-_JM?quantity=1#position=1&amp;type=item&amp;tracking_id=9ac48710-2b16-4e9a-8a3f-a168395f1fc0" xlink:type="simple">Mercadolibre</text:a></text:p>
          </table:table-cell>
          <table:table-cell table:style-name="ce13" office:value-type="string" calcext:value-type="string">
            <text:p>Nop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Impresiones 3D Labi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" table:formula="of:=[.D15]*[.C15]" office:value-type="float" office:value="1" calcext:value-type="float">
            <text:p>1</text:p>
          </table:table-cell>
          <table:table-cell table:style-name="ce10"/>
          <table:table-cell table:style-name="ce13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cople Flexible 5mm a 8m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formula="of:=[.D16]*[.C16]" office:value-type="float" office:value="300" calcext:value-type="float">
            <text:p>300</text:p>
          </table:table-cell>
          <table:table-cell office:value-type="string" calcext:value-type="string">
            <text:p><text:a xlink:href="https://articulo.mercadolibre.com.ar/MLA-842445745-acople-flexible-aluminio-5mm-a-m8-nema-impresora-3d-prusa-i3-_JM?quantity=1#position=2&amp;type=item&amp;tracking_id=77458b97-718b-4b78-8935-0c46f984895f" xlink:type="simple">Mercadolibre</text:a></text:p>
          </table:table-cell>
          <table:table-cell table:style-name="ce13" office:value-type="string" calcext:value-type="string">
            <text:p>No</text:p>
          </table:table-cell>
          <table:table-cell table:style-name="ce1" table:number-columns-repeated="2"/>
          <table:table-cell table:style-name="ce3"/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Correa GT2 x metr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5" calcext:value-type="float">
            <text:p>225</text:p>
          </table:table-cell>
          <table:table-cell table:style-name="ce1" table:formula="of:=[.D17]*[.C17]" office:value-type="float" office:value="450" calcext:value-type="float">
            <text:p>450</text:p>
          </table:table-cell>
          <table:table-cell office:value-type="string" calcext:value-type="string">
            <text:p><text:a xlink:href="https://articulo.mercadolibre.com.ar/MLA-838500507-correa-gt2-6mm-por-1-metro-con-5-hilos-acero-impresora-3d-_JM?quantity=1#position=5&amp;type=item&amp;tracking_id=75fb763d-f2b2-4d63-ae6c-2c6eb4feceec" xlink:type="simple">Mercadolibre</text:a></text:p>
          </table:table-cell>
          <table:table-cell table:style-name="ce13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Varilla Acero x Metr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6" calcext:value-type="float">
            <text:p>416</text:p>
          </table:table-cell>
          <table:table-cell table:style-name="ce1" table:formula="of:=[.D18]*[.C18]" office:value-type="float" office:value="832" calcext:value-type="float">
            <text:p>832</text:p>
          </table:table-cell>
          <table:table-cell office:value-type="string" calcext:value-type="string">
            <text:p><text:a xlink:href="https://articulo.mercadolibre.com.ar/MLA-687264922-varilla-acero-inoxidable-rectificada-8mm-1mt-_JM?quantity=1#position=1&amp;type=item&amp;tracking_id=76f591a1-a5e2-413f-ace3-d342a0c87e53" xlink:type="simple">Mercadolibre</text:a></text:p>
          </table:table-cell>
          <table:table-cell table:style-name="ce13" office:value-type="string" calcext:value-type="string">
            <text:p>No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ELECTRONICA</text:p>
          </table:table-cell>
          <table:table-cell table:style-name="ce11" table:number-columns-repeated="2"/>
          <table:table-cell table:style-name="ce11" table:formula="of:=[.D19]*[.C19]" office:value-type="float" office:value="0" calcext:value-type="float">
            <text:p>0</text:p>
          </table:table-cell>
          <table:table-cell table:style-name="ce11"/>
          <table:table-cell table:style-name="ce14"/>
          <table:table-cell table:style-name="ce1" table:number-columns-repeated="2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1" table:number-columns-repeated="3"/>
          <table:table-cell/>
          <table:table-cell table:style-name="ce1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"/>
          <table:table-cell/>
          <table:table-cell table:style-name="ce1" table:number-columns-repeated="3"/>
          <table:table-cell table:number-columns-repeated="8"/>
        </table:table-row>
        <table:table-row table:style-name="ro1" table:number-rows-repeated="14">
          <table:table-cell table:number-columns-repeated="2"/>
          <table:table-cell table:style-name="ce1" table:number-columns-repeated="3"/>
          <table:table-cell/>
          <table:table-cell table:style-name="ce1" table:number-columns-repeated="3"/>
          <table:table-cell table:number-columns-repeated="8"/>
        </table:table-row>
        <table:table-row table:style-name="ro1" table:number-rows-repeated="104853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09:24:18.278573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9:44:42.610704990</meta:creation-date>
    <meta:editing-duration>PT1H40M30S</meta:editing-duration>
    <meta:editing-cycles>21</meta:editing-cycles>
    <meta:generator>LibreOffice/6.0.7.3$Linux_X86_64 LibreOffice_project/00m0$Build-3</meta:generator>
    <dc:date>2020-03-13T11:49:32.573469935</dc:date>
    <meta:document-statistic meta:table-count="1" meta:cell-count="103" meta:object-count="0"/>
  </office:meta>
</office:document-meta>
</file>